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Mono" svg:font-family="'Fira Mono'" style:font-pitch="fixed"/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style:font-name="Fira Sans" style:font-name-asian="Fira Sans" style:font-name-complex="Fira Sans"/>
    </style:style>
    <style:style style:name="P2" style:family="paragraph" style:parent-style-name="Standard">
      <style:text-properties style:font-name="Fira Sans" officeooo:rsid="000ed963" officeooo:paragraph-rsid="000ed963" style:font-name-asian="Fira Sans" style:font-name-complex="Fira Sans"/>
    </style:style>
    <style:style style:name="P3" style:family="paragraph" style:parent-style-name="Standard">
      <style:text-properties style:font-name="Fira Sans" officeooo:paragraph-rsid="00109b59" style:font-name-asian="Fira Sans" style:font-name-complex="Fira Sans"/>
    </style:style>
    <style:style style:name="P4" style:family="paragraph" style:parent-style-name="Standard">
      <style:text-properties style:font-name="Fira Sans" officeooo:rsid="001178b0" officeooo:paragraph-rsid="001178b0" style:font-name-asian="Fira Sans" style:font-name-complex="Fira Sans"/>
    </style:style>
    <style:style style:name="T1" style:family="text">
      <style:text-properties style:font-name="Fira Sans"/>
    </style:style>
    <style:style style:name="T2" style:family="text">
      <style:text-properties officeooo:rsid="00109b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<text:span text:style-name="T2">Source:</text:span></text:p>
      <text:p text:style-name="P1"><text:a xlink:type="simple" xlink:href="https://www.cl.cam.ac.uk/~mgk25/ucs/examples/UTF-8-demo.txt" text:style-name="Internet_20_link" text:visited-style-name="Visited_20_Internet_20_Link">https://www.cl.cam.ac.uk/~mgk25/ucs/examples/UTF-8-demo.txt</text:a></text:p>
      <text:p text:style-name="P1"/>
      <text:p text:style-name="P1"/>
      <text:p text:style-name="P1">UTF-8 encoded sample plain-text file</text:p>
      <text:p text:style-name="P1">‾‾‾‾‾‾‾‾‾‾‾‾‾‾‾‾‾‾‾‾‾‾‾‾‾‾‾‾‾‾‾‾‾‾‾‾</text:p>
      <text:p text:style-name="P1"/>
      <text:p text:style-name="P1">Markus Kuhn [ˈmaʳkʊs kuːn] &lt;http://www.cl.cam.ac.uk/~mgk25/&gt; — 2002-07-25 CC BY</text:p>
      <text:p text:style-name="P1"/>
      <text:p text:style-name="P1"/>
      <text:p text:style-name="P1">The ASCII compatible UTF-8 encoding used in this plain-text file</text:p>
      <text:p text:style-name="P1">is defined in Unicode, ISO 10646-1, and RFC 2279.</text:p>
      <text:p text:style-name="P1"/>
      <text:p text:style-name="P1"/>
      <text:p text:style-name="P1">Using Unicode/UTF-8, you can write in emails and source code things such as</text:p>
      <text:p text:style-name="P1"/>
      <text:p text:style-name="P1">Mathematics and sciences:</text:p>
      <text:p text:style-name="P1"/>
      <text:p text:style-name="P1"><text:s text:c="2"/>∮ E⋅da = Q, <text:s/>n → ∞, ∑ f(i) = ∏ g(i), <text:s text:c="5"/>⎧⎡⎛┌─────┐⎞⎤⎫</text:p>
      <text:p text:style-name="P1"><text:s text:c="44"/>⎪⎢⎜│a²+b³ ⎟⎥⎪</text:p>
      <text:p text:style-name="P1"><text:s text:c="2"/>∀x∈ℝ: ⌈x⌉ = −⌊−x⌋, α ∧ ¬β = ¬(¬α ∨ β), <text:s text:c="3"/>⎪⎢⎜│───── ⎟⎥⎪</text:p>
      <text:p text:style-name="P1"><text:s text:c="44"/>⎪⎢⎜⎷ c₈ <text:s text:c="2"/>⎟⎥⎪</text:p>
      <text:p text:style-name="P1"><text:s text:c="2"/>ℕ ⊆ ℕ₀ ⊂ ℤ ⊂ ℚ ⊂ ℝ ⊂ ℂ, <text:s text:c="18"/>⎨⎢⎜ <text:s text:c="6"/>⎟⎥⎬</text:p>
      <text:p text:style-name="P1"><text:s text:c="44"/>⎪⎢⎜ ∞ <text:s text:c="4"/>⎟⎥⎪</text:p>
      <text:p text:style-name="P1"><text:s text:c="2"/>⊥ &lt; a ≠ b ≡ c ≤ d ≪ ⊤ ⇒ (⟦A⟧ ⇔ ⟪B⟫), <text:s text:c="5"/>⎪⎢⎜ ⎲ <text:s text:c="4"/>⎟⎥⎪</text:p>
      <text:p text:style-name="P1"><text:s text:c="44"/>⎪⎢⎜ ⎳aⁱ-bⁱ⎟⎥⎪</text:p>
      <text:p text:style-name="P1"><text:s text:c="2"/>2H₂ + O₂ ⇌ 2H₂O, R = 4.7 kΩ, ⌀ 200 mm <text:s text:c="4"/>⎩⎣⎝i=1 <text:s text:c="3"/>⎠⎦⎭</text:p>
      <text:p text:style-name="P1"/>
      <text:p text:style-name="P1">Linguistics and dictionaries:</text:p>
      <text:p text:style-name="P1"/>
      <text:p text:style-name="P1"><text:s text:c="2"/>ði ıntəˈnæʃənəl fəˈnɛtık əsoʊsiˈeıʃn</text:p>
      <text:p text:style-name="P1"><text:s text:c="2"/>Y [ˈʏpsilɔn], Yen [jɛn], Yoga [ˈjoːgɑ]</text:p>
      <text:p text:style-name="P1"/>
      <text:p text:style-name="P1">APL:</text:p>
      <text:p text:style-name="P1"/>
      <text:p text:style-name="P1"><text:s text:c="2"/>((V⍳V)=⍳⍴V)/V←,V <text:s text:c="3"/>⌷←⍳→⍴∆∇⊃‾⍎⍕⌈</text:p>
      <text:p text:style-name="P1"/>
      <text:p text:style-name="P1">Nicer typography in plain text files:</text:p>
      <text:p text:style-name="P1"/>
      <text:p text:style-name="P1"><text:s text:c="2"/>╔══════════════════════════════════════════╗</text:p>
      <text:p text:style-name="P1"><text:s text:c="2"/>║ <text:s text:c="41"/></text:p>
      <text:p text:style-name="P1"><text:s text:c="2"/>║ <text:s text:c="2"/>• ‘single’ and “double” quotes <text:s text:c="8"/></text:p>
      <text:p text:style-name="P1"><text:s text:c="2"/>║ <text:s text:c="41"/></text:p>
      <text:p text:style-name="P1"><text:s text:c="2"/>║ <text:s text:c="2"/>• Curly apostrophes: “We’ve been here” </text:p>
      <text:p text:style-name="P1"><text:s text:c="2"/>║ <text:s text:c="41"/></text:p>
      <text:p text:style-name="P1"><text:s text:c="2"/>║ <text:s text:c="2"/>• Latin-1 apostrophe and accents: '´` <text:s/></text:p>
      <text:p text:style-name="P1"><text:s text:c="2"/>║ <text:s text:c="41"/></text:p>
      <text:p text:style-name="P1"><text:s text:c="2"/>║ <text:s text:c="2"/>• ‚deutsche‘ „Anführungszeichen“ <text:s text:c="6"/></text:p>
      <text:p text:style-name="P1"><text:s text:c="2"/>║ <text:s text:c="41"/></text:p>
      <text:p text:style-name="P1"><text:soft-page-break/><text:s text:c="2"/>║ <text:s text:c="2"/>• †, ‡, ‰, •, 3–4, —, −5/+5, ™, … <text:s text:c="5"/></text:p>
      <text:p text:style-name="P1"><text:s text:c="2"/>║ <text:s text:c="41"/></text:p>
      <text:p text:style-name="P1"><text:s text:c="2"/>║ <text:s text:c="2"/>• ASCII safety test: 1lI|, 0OD, 8B <text:s text:c="4"/></text:p>
      <text:p text:style-name="P1"><text:s text:c="2"/>║ <text:s text:c="21"/>╭─────────╮ <text:s text:c="8"/></text:p>
      <text:p text:style-name="P1"><text:s text:c="2"/>║ <text:s text:c="2"/>• the euro symbol: │ 14.95 € │ <text:s text:c="8"/></text:p>
      <text:p text:style-name="P1"><text:s text:c="2"/>║ <text:s text:c="21"/>╰─────────╯ <text:s text:c="8"/></text:p>
      <text:p text:style-name="P1"><text:s text:c="2"/>╚══════════════════════════════════════════╝</text:p>
      <text:p text:style-name="P1"/>
      <text:p text:style-name="P1">Combining characters:</text:p>
      <text:p text:style-name="P1"/>
      <text:p text:style-name="P1"><text:s text:c="2"/>STARGΛ̊TE SG-1, a = v̇ = r̈, a⃑ ⊥ b⃑</text:p>
      <text:p text:style-name="P1"/>
      <text:p text:style-name="P1">Greek (in Polytonic):</text:p>
      <text:p text:style-name="P1"/>
      <text:p text:style-name="P1"><text:s text:c="2"/>The Greek anthem:</text:p>
      <text:p text:style-name="P1"/>
      <text:p text:style-name="P1"><text:s text:c="2"/>Σὲ γνωρίζω ἀπὸ τὴν κόψη</text:p>
      <text:p text:style-name="P1"><text:s text:c="2"/>τοῦ σπαθιοῦ τὴν τρομερή,</text:p>
      <text:p text:style-name="P1"><text:s text:c="2"/>σὲ γνωρίζω ἀπὸ τὴν ὄψη</text:p>
      <text:p text:style-name="P1"><text:s text:c="2"/>ποὺ μὲ βία μετράει τὴ γῆ.</text:p>
      <text:p text:style-name="P1"/>
      <text:p text:style-name="P1"><text:s text:c="2"/>᾿Απ᾿ τὰ κόκκαλα βγαλμένη</text:p>
      <text:p text:style-name="P1"><text:s text:c="2"/>τῶν ῾Ελλήνων τὰ ἱερά</text:p>
      <text:p text:style-name="P1"><text:s text:c="2"/>καὶ σὰν πρῶτα ἀνδρειωμένη</text:p>
      <text:p text:style-name="P1"><text:s text:c="2"/>χαῖρε, ὦ χαῖρε, ᾿Ελευθεριά!</text:p>
      <text:p text:style-name="P1"/>
      <text:p text:style-name="P1"><text:s text:c="2"/>From a speech of Demosthenes in the 4th century BC:</text:p>
      <text:p text:style-name="P1"/>
      <text:p text:style-name="P1"><text:s text:c="2"/>Οὐχὶ ταὐτὰ παρίσταταί μοι γιγνώσκειν, ὦ ἄνδρες ᾿Αθηναῖοι,</text:p>
      <text:p text:style-name="P1"><text:s text:c="2"/>ὅταν τ᾿ εἰς τὰ πράγματα ἀποβλέψω καὶ ὅταν πρὸς τοὺς</text:p>
      <text:p text:style-name="P1"><text:s text:c="2"/>λόγους οὓς ἀκούω· τοὺς μὲν γὰρ λόγους περὶ τοῦ</text:p>
      <text:p text:style-name="P1"><text:s text:c="2"/>τιμωρήσασθαι Φίλιππον ὁρῶ γιγνομένους, τὰ δὲ πράγματ᾿</text:p>
      <text:p text:style-name="P1"><text:s text:c="2"/>εἰς τοῦτο προήκοντα, <text:s/>ὥσθ᾿ ὅπως μὴ πεισόμεθ᾿ αὐτοὶ</text:p>
      <text:p text:style-name="P1"><text:s text:c="2"/>πρότερον κακῶς σκέψασθαι δέον. οὐδέν οὖν ἄλλο μοι δοκοῦσιν</text:p>
      <text:p text:style-name="P1"><text:s text:c="2"/>οἱ τὰ τοιαῦτα λέγοντες ἢ τὴν ὑπόθεσιν, περὶ ἧς βουλεύεσθαι,</text:p>
      <text:p text:style-name="P1"><text:s text:c="2"/>οὐχὶ τὴν οὖσαν παριστάντες ὑμῖν ἁμαρτάνειν. ἐγὼ δέ, ὅτι μέν</text:p>
      <text:p text:style-name="P1"><text:s text:c="2"/>ποτ᾿ ἐξῆν τῇ πόλει καὶ τὰ αὑτῆς ἔχειν ἀσφαλῶς καὶ Φίλιππον</text:p>
      <text:p text:style-name="P1"><text:s text:c="2"/>τιμωρήσασθαι, καὶ μάλ᾿ ἀκριβῶς οἶδα· ἐπ᾿ ἐμοῦ γάρ, οὐ πάλαι</text:p>
      <text:p text:style-name="P1"><text:s text:c="2"/>γέγονεν ταῦτ᾿ ἀμφότερα· νῦν μέντοι πέπεισμαι τοῦθ᾿ ἱκανὸν</text:p>
      <text:p text:style-name="P1"><text:s text:c="2"/>προλαβεῖν ἡμῖν εἶναι τὴν πρώτην, ὅπως τοὺς συμμάχους</text:p>
      <text:p text:style-name="P1"><text:s text:c="2"/>σώσομεν. ἐὰν γὰρ τοῦτο βεβαίως ὑπάρξῃ, τότε καὶ περὶ τοῦ</text:p>
      <text:p text:style-name="P1"><text:s text:c="2"/>τίνα τιμωρήσεταί τις καὶ ὃν τρόπον ἐξέσται σκοπεῖν· πρὶν δὲ</text:p>
      <text:p text:style-name="P1"><text:s text:c="2"/>τὴν ἀρχὴν ὀρθῶς ὑποθέσθαι, μάταιον ἡγοῦμαι περὶ τῆς</text:p>
      <text:p text:style-name="P1"><text:s text:c="2"/>τελευτῆς ὁντινοῦν ποιεῖσθαι λόγον.</text:p>
      <text:p text:style-name="P1"/>
      <text:p text:style-name="P1"><text:s text:c="2"/>Δημοσθένους, Γ´ ᾿Ολυνθιακὸς</text:p>
      <text:p text:style-name="P1"/>
      <text:p text:style-name="P1">Georgian:</text:p>
      <text:p text:style-name="P1"/>
      <text:p text:style-name="P1"><text:s text:c="2"/>From a Unicode conference invitation:</text:p>
      <text:p text:style-name="P1"><text:soft-page-break/></text:p>
      <text:p text:style-name="P1"><text:s text:c="2"/>გთხოვთ ახლავე გაიაროთ რეგისტრაცია Unicode-ის მეათე საერთაშორისო</text:p>
      <text:p text:style-name="P1"><text:s text:c="2"/>კონფერენციაზე დასასწრებად, რომელიც გაიმართება 10-12 მარტს,</text:p>
      <text:p text:style-name="P1"><text:s text:c="2"/>ქ. მაინცში, გერმანიაში. კონფერენცია შეჰკრებს ერთად მსოფლიოს</text:p>
      <text:p text:style-name="P1"><text:s text:c="2"/>ექსპერტებს ისეთ დარგებში როგორიცაა ინტერნეტი და Unicode-ი,</text:p>
      <text:p text:style-name="P1"><text:s text:c="2"/>ინტერნაციონალიზაცია და ლოკალიზაცია, Unicode-ის გამოყენება</text:p>
      <text:p text:style-name="P1"><text:s text:c="2"/>ოპერაციულ სისტემებსა, და გამოყენებით პროგრამებში, შრიფტებში,</text:p>
      <text:p text:style-name="P1"><text:s text:c="2"/>ტექსტების დამუშავებასა და მრავალენოვან კომპიუტერულ სისტემებში.</text:p>
      <text:p text:style-name="P1"/>
      <text:p text:style-name="P1">Russian:</text:p>
      <text:p text:style-name="P1"/>
      <text:p text:style-name="P1"><text:s text:c="2"/>From a Unicode conference invitation:</text:p>
      <text:p text:style-name="P1"/>
      <text:p text:style-name="P1"><text:s text:c="2"/>Зарегистрируйтесь сейчас на Десятую Международную Конференцию по</text:p>
      <text:p text:style-name="P1"><text:s text:c="2"/>Unicode, которая состоится 10-12 марта 1997 года в Майнце в Германии.</text:p>
      <text:p text:style-name="P1"><text:s text:c="2"/>Конференция соберет широкий круг экспертов по <text:s/>вопросам глобального</text:p>
      <text:p text:style-name="P1"><text:s text:c="2"/>Интернета и Unicode, локализации и интернационализации, воплощению и</text:p>
      <text:p text:style-name="P1"><text:s text:c="2"/>применению Unicode в различных операционных системах и программных</text:p>
      <text:p text:style-name="P1"><text:s text:c="2"/>приложениях, шрифтах, верстке и многоязычных компьютерных системах.</text:p>
      <text:p text:style-name="P1"/>
      <text:p text:style-name="P2">ЩЩ Жж</text:p>
      <text:p text:style-name="P2"/>
      <text:p text:style-name="P4">From changelog:</text:p>
      <text:p text:style-name="P4"/>
      <text:p text:style-name="P4">ДЛФЉҔҦԪԬԮӅӺӼԈԒԔԠбгѓджийҋѝкќлптцшщџљюғҕҗқҝҥҧԥҭҵԫԭԯӂӄӆӣӥӷӻӽԉԏԓԕԡ </text:p>
      <text:p text:style-name="P2"/>
      <text:p text:style-name="P1"/>
      <text:p text:style-name="P1">Thai (UCS Level 2):</text:p>
      <text:p text:style-name="P1"/>
      <text:p text:style-name="P1"><text:s text:c="2"/>Excerpt from a poetry on The Romance of The Three Kingdoms (a Chinese</text:p>
      <text:p text:style-name="P1"><text:s text:c="2"/>classic 'San Gua'):</text:p>
      <text:p text:style-name="P1"/>
      <text:p text:style-name="P1"/>
      <text:p text:style-name="P1"><text:s text:c="4"/>๏ แผ่นดินฮั่นเสื่อมโทรมแสนสังเวช <text:s/>พระปกเกศกองบู๊กู้ขึ้นใหม่</text:p>
      <text:p text:style-name="P1"><text:s text:c="2"/>สิบสองกษัตริย์ก่อนหน้าแลถัดไป <text:s text:c="6"/>สององค์ไซร้โง่เขลาเบาปัญญา</text:p>
      <text:p text:style-name="P1"><text:s text:c="4"/>ทรงนับถือขันทีเป็นที่พึ่ง <text:s text:c="10"/>บ้านเมืองจึงวิปริตเป็นนักหนา</text:p>
      <text:p text:style-name="P1"><text:s text:c="2"/>โฮจิ๋นเรียกทัพทั่วหัวเมืองมา <text:s text:c="8"/>หมายจะฆ่ามดชั่วตัวสำคัญ</text:p>
      <text:p text:style-name="P1"><text:s text:c="4"/>เหมือนขับไสไล่เสือจากเคหา <text:s text:c="5"/>รับหมาป่าเข้ามาเลยอาสัญ</text:p>
      <text:p text:style-name="P1"><text:s text:c="2"/>ฝ่ายอ้องอุ้นยุแยกให้แตกกัน <text:s text:c="9"/>ใช้สาวนั้นเป็นชนวนชื่นชวนใจ</text:p>
      <text:p text:style-name="P1"><text:s text:c="4"/>พลันลิฉุยกุยกีกลับก่อเหตุ <text:s text:c="9"/>ช่างอาเพศจริงหนาฟ้าร้องไห้</text:p>
      <text:p text:style-name="P1"><text:s text:c="2"/>ต้องรบราฆ่าฟันจนบรรลัย <text:s text:c="10"/>ฤๅหาใครค้ำชูกู้บรรลังก์ ฯ</text:p>
      <text:p text:style-name="P1"/>
      <text:p text:style-name="P1"><text:s text:c="2"/>(The above is a two-column text. If combining characters are handled</text:p>
      <text:p text:style-name="P1"><text:s text:c="2"/>correctly, the lines of the second column should be aligned with the</text:p>
      <text:p text:style-name="P1"><text:s text:c="2"/>| character above.)</text:p>
      <text:p text:style-name="P1"/>
      <text:p text:style-name="P1">Ethiopian:</text:p>
      <text:p text:style-name="P1"/>
      <text:p text:style-name="P1"><text:s text:c="2"/>Proverbs in the Amharic language:</text:p>
      <text:p text:style-name="P1"/>
      <text:p text:style-name="P1"><text:soft-page-break/><text:s text:c="2"/>ሰማይ አይታረስ ንጉሥ አይከሰስ።</text:p>
      <text:p text:style-name="P1"><text:s text:c="2"/>ብላ ካለኝ እንደአባቴ በቆመጠኝ።</text:p>
      <text:p text:style-name="P1"><text:s text:c="2"/>ጌጥ ያለቤቱ ቁምጥና ነው።</text:p>
      <text:p text:style-name="P1"><text:s text:c="2"/>ደሀ በሕልሙ ቅቤ ባይጠጣ ንጣት በገደለው።</text:p>
      <text:p text:style-name="P1"><text:s text:c="2"/>የአፍ ወለምታ በቅቤ አይታሽም።</text:p>
      <text:p text:style-name="P1"><text:s text:c="2"/>አይጥ በበላ ዳዋ ተመታ።</text:p>
      <text:p text:style-name="P1"><text:s text:c="2"/>ሲተረጉሙ ይደረግሙ።</text:p>
      <text:p text:style-name="P1"><text:s text:c="2"/>ቀስ በቀስ፥ ዕንቁላል በእግሩ ይሄዳል።</text:p>
      <text:p text:style-name="P1"><text:s text:c="2"/>ድር ቢያብር አንበሳ ያስር።</text:p>
      <text:p text:style-name="P1"><text:s text:c="2"/>ሰው እንደቤቱ እንጅ እንደ ጉረቤቱ አይተዳደርም።</text:p>
      <text:p text:style-name="P1"><text:s text:c="2"/>እግዜር የከፈተውን ጉሮሮ ሳይዘጋው አይድርም።</text:p>
      <text:p text:style-name="P1"><text:s text:c="2"/>የጎረቤት ሌባ፥ ቢያዩት ይስቅ ባያዩት ያጠልቅ።</text:p>
      <text:p text:style-name="P1"><text:s text:c="2"/>ሥራ ከመፍታት ልጄን ላፋታት።</text:p>
      <text:p text:style-name="P1"><text:s text:c="2"/>ዓባይ ማደሪያ የለው፥ ግንድ ይዞ ይዞራል።</text:p>
      <text:p text:style-name="P1"><text:s text:c="2"/>የእስላም አገሩ መካ የአሞራ አገሩ ዋርካ።</text:p>
      <text:p text:style-name="P1"><text:s text:c="2"/>ተንጋሎ ቢተፉ ተመልሶ ባፉ።</text:p>
      <text:p text:style-name="P1"><text:s text:c="2"/>ወዳጅህ ማር ቢሆን ጨርስህ አትላሰው።</text:p>
      <text:p text:style-name="P1"><text:s text:c="2"/>እግርህን በፍራሽህ ልክ ዘርጋ።</text:p>
      <text:p text:style-name="P1"/>
      <text:p text:style-name="P1">Runes:</text:p>
      <text:p text:style-name="P1"/>
      <text:p text:style-name="P1"><text:s text:c="2"/>ᚻᛖ ᚳᚹᚫᚦ ᚦᚫᛏ ᚻᛖ ᛒᚢᛞᛖ ᚩᚾ ᚦᚫᛗ ᛚᚪᚾᛞᛖ ᚾᚩᚱᚦᚹᛖᚪᚱᛞᚢᛗ ᚹᛁᚦ ᚦᚪ ᚹᛖᛥᚫ</text:p>
      <text:p text:style-name="P1"/>
      <text:p text:style-name="P1"><text:s text:c="2"/>(Old English, which transcribed into Latin reads 'He cwaeth that he</text:p>
      <text:p text:style-name="P1"><text:s text:c="2"/>bude thaem lande northweardum with tha Westsae.' and means 'He said</text:p>
      <text:p text:style-name="P1"><text:s text:c="2"/>that he lived in the northern land near the Western Sea.')</text:p>
      <text:p text:style-name="P1"/>
      <text:p text:style-name="P1">Braille:</text:p>
      <text:p text:style-name="P1"/>
      <text:p text:style-name="P1"><text:s text:c="2"/>⡌⠁⠧⠑ ⠼⠁⠒ <text:s/>⡍⠜⠇⠑⠹⠰⠎ ⡣⠕⠌</text:p>
      <text:p text:style-name="P1"/>
      <text:p text:style-name="P1"><text:s text:c="2"/>⡍⠜⠇⠑⠹ ⠺⠁⠎ ⠙⠑⠁⠙⠒ ⠞⠕ ⠃⠑⠛⠔ ⠺⠊⠹⠲ ⡹⠻⠑ ⠊⠎ ⠝⠕ ⠙⠳⠃⠞</text:p>
      <text:p text:style-name="P1"><text:s text:c="2"/>⠱⠁⠞⠑⠧⠻ ⠁⠃⠳⠞ ⠹⠁⠞⠲ ⡹⠑ ⠗⠑⠛⠊⠌⠻ ⠕⠋ ⠙⠊⠎ ⠃⠥⠗⠊⠁⠇ ⠺⠁⠎</text:p>
      <text:p text:style-name="P1"><text:s text:c="2"/>⠎⠊⠛⠝⠫ ⠃⠹ ⠹⠑ ⠊⠇⠻⠛⠹⠍⠁⠝⠂ ⠹⠑ ⠊⠇⠻⠅⠂ ⠹⠑ ⠥⠝⠙⠻⠞⠁⠅⠻⠂</text:p>
      <text:p text:style-name="P1"><text:s text:c="2"/>⠁⠝⠙ ⠹⠑ ⠡⠊⠑⠋ ⠍⠳⠗⠝⠻⠲ ⡎⠊⠗⠕⠕⠛⠑ ⠎⠊⠛⠝⠫ ⠊⠞⠲ ⡁⠝⠙</text:p>
      <text:p text:style-name="P1"><text:s text:c="2"/>⡎⠊⠗⠕⠕⠛⠑⠰⠎ ⠝⠁⠍⠑ ⠺⠁⠎ ⠛⠕⠕⠙ ⠥⠏⠕⠝ ⠰⡡⠁⠝⠛⠑⠂ ⠋⠕⠗ ⠁⠝⠹⠹⠔⠛ ⠙⠑</text:p>
      <text:p text:style-name="P1"><text:s text:c="2"/>⠡⠕⠎⠑ ⠞⠕ ⠏⠥⠞ ⠙⠊⠎ ⠙⠁⠝⠙ ⠞⠕⠲</text:p>
      <text:p text:style-name="P1"/>
      <text:p text:style-name="P1"><text:s text:c="2"/>⡕⠇⠙ ⡍⠜⠇⠑⠹ ⠺⠁⠎ ⠁⠎ ⠙⠑⠁⠙ ⠁⠎ ⠁ ⠙⠕⠕⠗⠤⠝⠁⠊⠇⠲</text:p>
      <text:p text:style-name="P1"/>
      <text:p text:style-name="P1"><text:s text:c="2"/>⡍⠔⠙⠖ ⡊ ⠙⠕⠝⠰⠞ ⠍⠑⠁⠝ ⠞⠕ ⠎⠁⠹ ⠹⠁⠞ ⡊ ⠅⠝⠪⠂ ⠕⠋ ⠍⠹</text:p>
      <text:p text:style-name="P1"><text:s text:c="2"/>⠪⠝ ⠅⠝⠪⠇⠫⠛⠑⠂ ⠱⠁⠞ ⠹⠻⠑ ⠊⠎ ⠏⠜⠞⠊⠊⠥⠇⠜⠇⠹ ⠙⠑⠁⠙ ⠁⠃⠳⠞</text:p>
      <text:p text:style-name="P1"><text:s text:c="2"/>⠁ ⠙⠕⠕⠗⠤⠝⠁⠊⠇⠲ ⡊ ⠍⠊⠣⠞ ⠙⠁⠧⠑ ⠃⠑⠲ ⠔⠊⠇⠔⠫⠂ ⠍⠹⠎⠑⠇⠋⠂ ⠞⠕</text:p>
      <text:p text:style-name="P1"><text:s text:c="2"/>⠗⠑⠛⠜⠙ ⠁ ⠊⠕⠋⠋⠔⠤⠝⠁⠊⠇ ⠁⠎ ⠹⠑ ⠙⠑⠁⠙⠑⠌ ⠏⠊⠑⠊⠑ ⠕⠋ ⠊⠗⠕⠝⠍⠕⠝⠛⠻⠹</text:p>
      <text:p text:style-name="P1"><text:s text:c="2"/>⠔ ⠹⠑ ⠞⠗⠁⠙⠑⠲ ⡃⠥⠞ ⠹⠑ ⠺⠊⠎⠙⠕⠍ ⠕⠋ ⠳⠗ ⠁⠝⠊⠑⠌⠕⠗⠎</text:p>
      <text:p text:style-name="P1"><text:s text:c="2"/>⠊⠎ ⠔ ⠹⠑ ⠎⠊⠍⠊⠇⠑⠆ ⠁⠝⠙ ⠍⠹ ⠥⠝⠙⠁⠇⠇⠪⠫ ⠙⠁⠝⠙⠎</text:p>
      <text:p text:style-name="P1"><text:s text:c="2"/>⠩⠁⠇⠇ ⠝⠕⠞ ⠙⠊⠌⠥⠗⠃ ⠊⠞⠂ ⠕⠗ ⠹⠑ ⡊⠳⠝⠞⠗⠹⠰⠎ ⠙⠕⠝⠑ ⠋⠕⠗⠲ ⡹⠳</text:p>
      <text:p text:style-name="P1"><text:s text:c="2"/>⠺⠊⠇⠇ ⠹⠻⠑⠋⠕⠗⠑ ⠏⠻⠍⠊⠞ ⠍⠑ ⠞⠕ ⠗⠑⠏⠑⠁⠞⠂ ⠑⠍⠏⠙⠁⠞⠊⠊⠁⠇⠇⠹⠂ ⠹⠁⠞</text:p>
      <text:p text:style-name="P1"><text:s text:c="2"/>⡍⠜⠇⠑⠹ ⠺⠁⠎ ⠁⠎ ⠙⠑⠁⠙ ⠁⠎ ⠁ ⠙⠕⠕⠗⠤⠝⠁⠊⠇⠲</text:p>
      <text:p text:style-name="P1"/>
      <text:p text:style-name="P1"><text:soft-page-break/><text:s text:c="2"/>(The first couple of paragraphs of "A Christmas Carol" by Dickens)</text:p>
      <text:p text:style-name="P1"/>
      <text:p text:style-name="P1">Compact font selection example text:</text:p>
      <text:p text:style-name="P1"/>
      <text:p text:style-name="P1"><text:s text:c="2"/>ABCDEFGHIJKLMNOPQRSTUVWXYZ /0123456789</text:p>
      <text:p text:style-name="P1"><text:s text:c="2"/>abcdefghijklmnopqrstuvwxyz £©µÀÆÖÞßéöÿ</text:p>
      <text:p text:style-name="P1"><text:s text:c="2"/>–—‘“”„†•…‰™œŠŸž€ ΑΒΓΔΩαβγδω АБВГДабвгд</text:p>
      <text:p text:style-name="P1"><text:s text:c="2"/>∀∂∈ℝ∧∪≡∞ ↑↗↨↻⇣ ┐┼╔╘░►☺♀ ﬁ�⑀₂ἠḂӥẄɐː⍎אԱა</text:p>
      <text:p text:style-name="P1"/>
      <text:p text:style-name="P1">Greetings in various languages:</text:p>
      <text:p text:style-name="P1"/>
      <text:p text:style-name="P1"><text:s text:c="2"/>Hello world, Καλημέρα κόσμε, コンニチハ</text:p>
      <text:p text:style-name="P1"/>
      <text:p text:style-name="P1">Box drawing alignment tests: <text:s text:c="41"/>█</text:p>
      <text:p text:style-name="P1"><text:s text:c="70"/>▉</text:p>
      <text:p text:style-name="P1"><text:s text:c="2"/>╔══╦══╗ <text:s/>┌──┬──┐ <text:s/>╭──┬──╮ <text:s/>╭──┬──╮ <text:s/>┏━━┳━━┓ <text:s/>┎┒┏┑ <text:s text:c="2"/>╷ <text:s/>╻ ┏┯┓ ┌┰┐ <text:s text:c="3"/>▊ ╱╲╱╲╳╳╳</text:p>
      <text:p text:style-name="P1"><text:s text:c="2"/>║┌─╨─┐║ <text:s/>│╔═╧═╗│ <text:s/>│╒═╪═╕│ <text:s/>│╓─╁─╖│ <text:s/>┃┌─╂─┐┃ <text:s/>┗╃╄┙ <text:s/>╶┼╴╺╋╸┠┼┨ ┝╋┥ <text:s text:c="3"/>▋ ╲╱╲╱╳╳╳</text:p>
      <text:p text:style-name="P1"><text:s text:c="2"/>║│╲ ╱│║ <text:s/>│║ <text:s text:c="2"/>║│ <text:s/>││ │ ││ <text:s/>│║ ┃ ║│ <text:s/>┃│ ╿ │┃ <text:s/>┍╅╆┓ <text:s text:c="2"/>╵ <text:s/>╹ ┗┷┛ └┸┘ <text:s text:c="3"/>▌ ╱╲╱╲╳╳╳</text:p>
      <text:p text:style-name="P1"><text:s text:c="2"/>╠╡ ╳ ╞╣ <text:s/>├╢ <text:s text:c="2"/>╟┤ <text:s/>├┼─┼─┼┤ <text:s/>├╫─╂─╫┤ <text:s/>┣┿╾┼╼┿┫ <text:s/>┕┛┖┚ <text:s text:c="4"/>┌┄┄┐ ╎ ┏┅┅┓ ┋ ▍ ╲╱╲╱╳╳╳</text:p>
      <text:p text:style-name="P1"><text:s text:c="2"/>║│╱ ╲│║ <text:s/>│║ <text:s text:c="2"/>║│ <text:s/>││ │ ││ <text:s/>│║ ┃ ║│ <text:s/>┃│ ╽ │┃ <text:s/>░░▒▒▓▓██ ┊ <text:s/>┆ ╎ ╏ <text:s/>┇ ┋ ▎</text:p>
      <text:p text:style-name="P1"><text:s text:c="2"/>║└─╥─┘║ <text:s/>│╚═╤═╝│ <text:s/>│╘═╪═╛│ <text:s/>│╙─╀─╜│ <text:s/>┃└─╂─┘┃ <text:s/>░░▒▒▓▓██ ┊ <text:s/>┆ ╎ ╏ <text:s/>┇ ┋ ▏</text:p>
      <text:p text:style-name="P1"><text:s text:c="2"/>╚══╩══╝ <text:s/>└──┴──┘ <text:s/>╰──┴──╯ <text:s/>╰──┴──╯ <text:s/>┗━━┻━━┛ <text:s/>▗▄▖▛▀▜ <text:s text:c="2"/>└╌╌┘ ╎ ┗╍╍┛ ┋ <text:s/>▁▂▃▄▅▆▇█</text:p>
      <text:p text:style-name="P1"><text:s text:c="47"/>▝▀▘▙▄▟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Mono" svg:font-family="'Fira Mono'" style:font-pitch="fixed"/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14:15:18.261958460</meta:creation-date>
    <dc:date>2022-10-24T14:44:56.767528150</dc:date>
    <meta:editing-duration>PT8M49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5" meta:paragraph-count="166" meta:word-count="1334" meta:character-count="7387" meta:non-whitespace-character-count="5370"/>
  </office:meta>
</office:document-meta>
</file>